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740570559306" calcext:value-type="float">
            <text:p>2.21741</text:p>
          </table:table-cell>
          <table:table-cell office:value-type="float" office:value="2.42502823622572" calcext:value-type="float">
            <text:p>2.42503</text:p>
          </table:table-cell>
          <table:table-cell office:value-type="float" office:value="3.94787446861715" calcext:value-type="float">
            <text:p>3.9478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7153975994" calcext:value-type="float">
            <text:p>2.21715</text:p>
          </table:table-cell>
          <table:table-cell office:value-type="float" office:value="2.42005386763357" calcext:value-type="float">
            <text:p>2.42005</text:p>
          </table:table-cell>
          <table:table-cell office:value-type="float" office:value="3.94690797699425" calcext:value-type="float">
            <text:p>3.9469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28906119727" calcext:value-type="float">
            <text:p>2.23229</text:p>
          </table:table-cell>
          <table:table-cell office:value-type="float" office:value="2.39002313656828" calcext:value-type="float">
            <text:p>2.39002</text:p>
          </table:table-cell>
          <table:table-cell office:value-type="float" office:value="3.92695347673837" calcext:value-type="float">
            <text:p>3.9269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678577398863" calcext:value-type="float">
            <text:p>2.19679</text:p>
          </table:table-cell>
          <table:table-cell office:value-type="float" office:value="2.38157420177198" calcext:value-type="float">
            <text:p>2.38157</text:p>
          </table:table-cell>
          <table:table-cell office:value-type="float" office:value="3.75237462387161" calcext:value-type="float">
            <text:p>3.75237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846079906386" calcext:value-type="float">
            <text:p>2.19846</text:p>
          </table:table-cell>
          <table:table-cell office:value-type="float" office:value="2.37922789200936" calcext:value-type="float">
            <text:p>2.37923</text:p>
          </table:table-cell>
          <table:table-cell office:value-type="float" office:value="3.81603811434303" calcext:value-type="float">
            <text:p>3.81604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14928297482" calcext:value-type="float">
            <text:p>2.23315</text:p>
          </table:table-cell>
          <table:table-cell office:value-type="float" office:value="2.37716191429048" calcext:value-type="float">
            <text:p>2.37716</text:p>
          </table:table-cell>
          <table:table-cell office:value-type="float" office:value="3.95164332166083" calcext:value-type="float">
            <text:p>3.9516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4990628387958" calcext:value-type="float">
            <text:p>2.34991</text:p>
          </table:table-cell>
          <table:table-cell office:value-type="float" office:value="2.27131212993078" calcext:value-type="float">
            <text:p>2.27131</text:p>
          </table:table-cell>
          <table:table-cell office:value-type="float" office:value="3.73817738303728" calcext:value-type="float">
            <text:p>3.7381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098917938454" calcext:value-type="float">
            <text:p>2.33099</text:p>
          </table:table-cell>
          <table:table-cell office:value-type="float" office:value="2.28634298640647" calcext:value-type="float">
            <text:p>2.28634</text:p>
          </table:table-cell>
          <table:table-cell office:value-type="float" office:value="3.74939454590943" calcext:value-type="float">
            <text:p>3.7493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22157953977" calcext:value-type="float">
            <text:p>2.31222</text:p>
          </table:table-cell>
          <table:table-cell office:value-type="float" office:value="2.31524116224779" calcext:value-type="float">
            <text:p>2.31524</text:p>
          </table:table-cell>
          <table:table-cell office:value-type="float" office:value="3.95264632316158" calcext:value-type="float">
            <text:p>3.9526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2758129064532" calcext:value-type="float">
            <text:p>2.32758</text:p>
          </table:table-cell>
          <table:table-cell office:value-type="float" office:value="2.31316012172753" calcext:value-type="float">
            <text:p>2.31316</text:p>
          </table:table-cell>
          <table:table-cell office:value-type="float" office:value="3.97678464232116" calcext:value-type="float">
            <text:p>3.9767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70290489289" calcext:value-type="float">
            <text:p>2.2587</text:p>
          </table:table-cell>
          <table:table-cell office:value-type="float" office:value="2.20246822122197" calcext:value-type="float">
            <text:p>2.20247</text:p>
          </table:table-cell>
          <table:table-cell office:value-type="float" office:value="3.27422105526382" calcext:value-type="float">
            <text:p>3.2742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688953488372" calcext:value-type="float">
            <text:p>2.25689</text:p>
          </table:table-cell>
          <table:table-cell office:value-type="float" office:value="2.20852723597566" calcext:value-type="float">
            <text:p>2.20853</text:p>
          </table:table-cell>
          <table:table-cell office:value-type="float" office:value="3.29148037009252" calcext:value-type="float">
            <text:p>3.2914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317065824579" calcext:value-type="float">
            <text:p>2.23171</text:p>
          </table:table-cell>
          <table:table-cell office:value-type="float" office:value="2.35942169001167" calcext:value-type="float">
            <text:p>2.35942</text:p>
          </table:table-cell>
          <table:table-cell office:value-type="float" office:value="3.15595922961481" calcext:value-type="float">
            <text:p>3.1559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751742196628" calcext:value-type="float">
            <text:p>2.22752</text:p>
          </table:table-cell>
          <table:table-cell office:value-type="float" office:value="2.42948975546653" calcext:value-type="float">
            <text:p>2.42949</text:p>
          </table:table-cell>
          <table:table-cell office:value-type="float" office:value="3.91531547320981" calcext:value-type="float">
            <text:p>3.9153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486555777889" calcext:value-type="float">
            <text:p>2.22487</text:p>
          </table:table-cell>
          <table:table-cell office:value-type="float" office:value="2.36260817908954" calcext:value-type="float">
            <text:p>2.36261</text:p>
          </table:table-cell>
          <table:table-cell office:value-type="float" office:value="3.15413956978489" calcext:value-type="float">
            <text:p>3.1541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21179686196" calcext:value-type="float">
            <text:p>2.22321</text:p>
          </table:table-cell>
          <table:table-cell office:value-type="float" office:value="2.42355648055416" calcext:value-type="float">
            <text:p>2.42356</text:p>
          </table:table-cell>
          <table:table-cell office:value-type="float" office:value="3.92464947421132" calcext:value-type="float">
            <text:p>3.9246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217878028404" calcext:value-type="float">
            <text:p>2.15218</text:p>
          </table:table-cell>
          <table:table-cell office:value-type="float" office:value="2.21922702589808" calcext:value-type="float">
            <text:p>2.21923</text:p>
          </table:table-cell>
          <table:table-cell office:value-type="float" office:value="3.01336215538847" calcext:value-type="float">
            <text:p>3.01336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617683283233" calcext:value-type="float">
            <text:p>2.21618</text:p>
          </table:table-cell>
          <table:table-cell office:value-type="float" office:value="2.21311080494322" calcext:value-type="float">
            <text:p>2.21311</text:p>
          </table:table-cell>
          <table:table-cell office:value-type="float" office:value="3.55240355711423" calcext:value-type="float">
            <text:p>3.552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45389250271" calcext:value-type="float">
            <text:p>2.21454</text:p>
          </table:table-cell>
          <table:table-cell office:value-type="float" office:value="2.43866848052706" calcext:value-type="float">
            <text:p>2.43867</text:p>
          </table:table-cell>
          <table:table-cell office:value-type="float" office:value="3.65738679009257" calcext:value-type="float">
            <text:p>3.6573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1096161869" calcext:value-type="float">
            <text:p>2.21311</text:p>
          </table:table-cell>
          <table:table-cell office:value-type="float" office:value="2.12337651230705" calcext:value-type="float">
            <text:p>2.12338</text:p>
          </table:table-cell>
          <table:table-cell office:value-type="float" office:value="3.11897496871089" calcext:value-type="float">
            <text:p>3.1189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5607205404053" calcext:value-type="float">
            <text:p>2.25607</text:p>
          </table:table-cell>
          <table:table-cell office:value-type="float" office:value="2.21297295888583" calcext:value-type="float">
            <text:p>2.21297</text:p>
          </table:table-cell>
          <table:table-cell office:value-type="float" office:value="3.11725043782837" calcext:value-type="float">
            <text:p>3.1172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31700858978" calcext:value-type="float">
            <text:p>2.21032</text:p>
          </table:table-cell>
          <table:table-cell office:value-type="float" office:value="2.42056115002919" calcext:value-type="float">
            <text:p>2.42056</text:p>
          </table:table-cell>
          <table:table-cell office:value-type="float" office:value="3.63990868151113" calcext:value-type="float">
            <text:p>3.6399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720183008171" calcext:value-type="float">
            <text:p>2.2072</text:p>
          </table:table-cell>
          <table:table-cell office:value-type="float" office:value="2.26770010005003" calcext:value-type="float">
            <text:p>2.2677</text:p>
          </table:table-cell>
          <table:table-cell office:value-type="float" office:value="3.49632566283142" calcext:value-type="float">
            <text:p>3.4963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30846487931" calcext:value-type="float">
            <text:p>2.20631</text:p>
          </table:table-cell>
          <table:table-cell office:value-type="float" office:value="2.23238891672931" calcext:value-type="float">
            <text:p>2.23239</text:p>
          </table:table-cell>
          <table:table-cell office:value-type="float" office:value="3.35546354297169" calcext:value-type="float">
            <text:p>3.35546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435011269722" calcext:value-type="float">
            <text:p>2.20435</text:p>
          </table:table-cell>
          <table:table-cell office:value-type="float" office:value="2.26899094248268" calcext:value-type="float">
            <text:p>2.26899</text:p>
          </table:table-cell>
          <table:table-cell office:value-type="float" office:value="3.19136739293764" calcext:value-type="float">
            <text:p>3.1913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406940622133" calcext:value-type="float">
            <text:p>2.20407</text:p>
          </table:table-cell>
          <table:table-cell office:value-type="float" office:value="2.20391731298474" calcext:value-type="float">
            <text:p>2.20392</text:p>
          </table:table-cell>
          <table:table-cell office:value-type="float" office:value="3.24676757568176" calcext:value-type="float">
            <text:p>3.2467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99382870486" calcext:value-type="float">
            <text:p>2.24899</text:p>
          </table:table-cell>
          <table:table-cell office:value-type="float" office:value="2.20375218914186" calcext:value-type="float">
            <text:p>2.20375</text:p>
          </table:table-cell>
          <table:table-cell office:value-type="float" office:value="3.15179259444583" calcext:value-type="float">
            <text:p>3.1517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04933716858" calcext:value-type="float">
            <text:p>2.20305</text:p>
          </table:table-cell>
          <table:table-cell office:value-type="float" office:value="2.26026148490912" calcext:value-type="float">
            <text:p>2.26026</text:p>
          </table:table-cell>
          <table:table-cell office:value-type="float" office:value="3.45656328164082" calcext:value-type="float">
            <text:p>3.4565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227795160617" calcext:value-type="float">
            <text:p>2.20228</text:p>
          </table:table-cell>
          <table:table-cell office:value-type="float" office:value="2.14460857321652" calcext:value-type="float">
            <text:p>2.14461</text:p>
          </table:table-cell>
          <table:table-cell office:value-type="float" office:value="3.08658698372966" calcext:value-type="float">
            <text:p>3.0865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302046783626" calcext:value-type="float">
            <text:p>2.16302</text:p>
          </table:table-cell>
          <table:table-cell office:value-type="float" office:value="2.20010077276525" calcext:value-type="float">
            <text:p>2.2001</text:p>
          </table:table-cell>
          <table:table-cell office:value-type="float" office:value="3.02964661654135" calcext:value-type="float">
            <text:p>3.02965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87172261189" calcext:value-type="float">
            <text:p>2.19872</text:p>
          </table:table-cell>
          <table:table-cell office:value-type="float" office:value="2.21140249248497" calcext:value-type="float">
            <text:p>2.2114</text:p>
          </table:table-cell>
          <table:table-cell office:value-type="float" office:value="3.46661322645291" calcext:value-type="float">
            <text:p>3.46661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9726832166083" calcext:value-type="float">
            <text:p>2.19727</text:p>
          </table:table-cell>
          <table:table-cell office:value-type="float" office:value="2.32328987410372" calcext:value-type="float">
            <text:p>2.32329</text:p>
          </table:table-cell>
          <table:table-cell office:value-type="float" office:value="3.43939094547274" calcext:value-type="float">
            <text:p>3.4393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20569197361" calcext:value-type="float">
            <text:p>2.19721</text:p>
          </table:table-cell>
          <table:table-cell office:value-type="float" office:value="2.24011692975862" calcext:value-type="float">
            <text:p>2.24012</text:p>
          </table:table-cell>
          <table:table-cell office:value-type="float" office:value="3.36216361814082" calcext:value-type="float">
            <text:p>3.36216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70060105184" calcext:value-type="float">
            <text:p>2.1957</text:p>
          </table:table-cell>
          <table:table-cell office:value-type="float" office:value="2.26223620502546" calcext:value-type="float">
            <text:p>2.26224</text:p>
          </table:table-cell>
          <table:table-cell office:value-type="float" office:value="3.16462434259955" calcext:value-type="float">
            <text:p>3.16462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301546606637" calcext:value-type="float">
            <text:p>2.19302</text:p>
          </table:table-cell>
          <table:table-cell office:value-type="float" office:value="2.31037914790729" calcext:value-type="float">
            <text:p>2.31038</text:p>
          </table:table-cell>
          <table:table-cell office:value-type="float" office:value="3.43905327663832" calcext:value-type="float">
            <text:p>3.4390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78208656492" calcext:value-type="float">
            <text:p>2.19278</text:p>
          </table:table-cell>
          <table:table-cell office:value-type="float" office:value="2.24258985906096" calcext:value-type="float">
            <text:p>2.24259</text:p>
          </table:table-cell>
          <table:table-cell office:value-type="float" office:value="3.2345896922692" calcext:value-type="float">
            <text:p>3.2345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87890722681" calcext:value-type="float">
            <text:p>2.19188</text:p>
          </table:table-cell>
          <table:table-cell office:value-type="float" office:value="2.38483089522381" calcext:value-type="float">
            <text:p>2.38483</text:p>
          </table:table-cell>
          <table:table-cell office:value-type="float" office:value="3.78451862965741" calcext:value-type="float">
            <text:p>3.7845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20024595631" calcext:value-type="float">
            <text:p>2.2032</text:p>
          </table:table-cell>
          <table:table-cell office:value-type="float" office:value="2.18703664332166" calcext:value-type="float">
            <text:p>2.18704</text:p>
          </table:table-cell>
          <table:table-cell office:value-type="float" office:value="3.25482991495748" calcext:value-type="float">
            <text:p>3.2548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222597315996" calcext:value-type="float">
            <text:p>2.18223</text:p>
          </table:table-cell>
          <table:table-cell office:value-type="float" office:value="2.37643067016754" calcext:value-type="float">
            <text:p>2.37643</text:p>
          </table:table-cell>
          <table:table-cell office:value-type="float" office:value="3.81801825456364" calcext:value-type="float">
            <text:p>3.8180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671387777222" calcext:value-type="float">
            <text:p>2.19671</text:p>
          </table:table-cell>
          <table:table-cell office:value-type="float" office:value="2.1816795897949" calcext:value-type="float">
            <text:p>2.18168</text:p>
          </table:table-cell>
          <table:table-cell office:value-type="float" office:value="3.26653951975988" calcext:value-type="float">
            <text:p>3.2665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58129013427" calcext:value-type="float">
            <text:p>2.18158</text:p>
          </table:table-cell>
          <table:table-cell office:value-type="float" office:value="2.1850155324827" calcext:value-type="float">
            <text:p>2.18502</text:p>
          </table:table-cell>
          <table:table-cell office:value-type="float" office:value="3.20520015011258" calcext:value-type="float">
            <text:p>3.205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116931448586" calcext:value-type="float">
            <text:p>2.18117</text:p>
          </table:table-cell>
          <table:table-cell office:value-type="float" office:value="2.25310284796931" calcext:value-type="float">
            <text:p>2.2531</text:p>
          </table:table-cell>
          <table:table-cell office:value-type="float" office:value="2.86193269952464" calcext:value-type="float">
            <text:p>2.8619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462752209438" calcext:value-type="float">
            <text:p>2.17463</text:p>
          </table:table-cell>
          <table:table-cell office:value-type="float" office:value="2.26565918375855" calcext:value-type="float">
            <text:p>2.26566</text:p>
          </table:table-cell>
          <table:table-cell office:value-type="float" office:value="2.87007628814407" calcext:value-type="float">
            <text:p>2.8700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451663331666" calcext:value-type="float">
            <text:p>2.17452</text:p>
          </table:table-cell>
          <table:table-cell office:value-type="float" office:value="2.26265528597632" calcext:value-type="float">
            <text:p>2.26266</text:p>
          </table:table-cell>
          <table:table-cell office:value-type="float" office:value="2.86180965482741" calcext:value-type="float">
            <text:p>2.8618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287006921858" calcext:value-type="float">
            <text:p>2.17287</text:p>
          </table:table-cell>
          <table:table-cell office:value-type="float" office:value="2.24036141689601" calcext:value-type="float">
            <text:p>2.24036</text:p>
          </table:table-cell>
          <table:table-cell office:value-type="float" office:value="2.86772454340756" calcext:value-type="float">
            <text:p>2.8677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249510049204" calcext:value-type="float">
            <text:p>2.1725</text:p>
          </table:table-cell>
          <table:table-cell office:value-type="float" office:value="2.23829747310483" calcext:value-type="float">
            <text:p>2.2383</text:p>
          </table:table-cell>
          <table:table-cell office:value-type="float" office:value="3.25314360770578" calcext:value-type="float">
            <text:p>3.2531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17624676841" calcext:value-type="float">
            <text:p>2.17176</text:p>
          </table:table-cell>
          <table:table-cell office:value-type="float" office:value="2.21083375031273" calcext:value-type="float">
            <text:p>2.21083</text:p>
          </table:table-cell>
          <table:table-cell office:value-type="float" office:value="3.4541431073305" calcext:value-type="float">
            <text:p>3.4541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BW1:.BW60]; &quot;0&quot;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7119413873603" calcext:value-type="float">
            <text:p>2.17119</text:p>
          </table:table-cell>
          <table:table-cell office:value-type="float" office:value="2.18333573036518" calcext:value-type="float">
            <text:p>2.18334</text:p>
          </table:table-cell>
          <table:table-cell office:value-type="float" office:value="3.4242196098049" calcext:value-type="float">
            <text:p>3.4242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UNTIF([.BW1:.BW60]; &quot;1&quot;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67868168544" calcext:value-type="float">
            <text:p>2.16679</text:p>
          </table:table-cell>
          <table:table-cell office:value-type="float" office:value="2.17322559449312" calcext:value-type="float">
            <text:p>2.17323</text:p>
          </table:table-cell>
          <table:table-cell office:value-type="float" office:value="3.02059824780976" calcext:value-type="float">
            <text:p>3.020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COUNTIF([.BW1:.BW60]; &quot;2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517346343091" calcext:value-type="float">
            <text:p>2.16517</text:p>
          </table:table-cell>
          <table:table-cell office:value-type="float" office:value="2.22263030606288" calcext:value-type="float">
            <text:p>2.22263</text:p>
          </table:table-cell>
          <table:table-cell office:value-type="float" office:value="3.42181260945709" calcext:value-type="float">
            <text:p>3.4218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UNTIF([.BW1:.BW60]; &quot;3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431743352505" calcext:value-type="float">
            <text:p>2.16432</text:p>
          </table:table-cell>
          <table:table-cell office:value-type="float" office:value="2.17017108443778" calcext:value-type="float">
            <text:p>2.17017</text:p>
          </table:table-cell>
          <table:table-cell office:value-type="float" office:value="2.9061040260065" calcext:value-type="float">
            <text:p>2.906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386599549775" calcext:value-type="float">
            <text:p>2.16387</text:p>
          </table:table-cell>
          <table:table-cell office:value-type="float" office:value="2.18886276471569" calcext:value-type="float">
            <text:p>2.18886</text:p>
          </table:table-cell>
          <table:table-cell office:value-type="float" office:value="3.39674337168584" calcext:value-type="float">
            <text:p>3.3967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218274853801" calcext:value-type="float">
            <text:p>2.16218</text:p>
          </table:table-cell>
          <table:table-cell office:value-type="float" office:value="2.23115538847118" calcext:value-type="float">
            <text:p>2.23116</text:p>
          </table:table-cell>
          <table:table-cell office:value-type="float" office:value="2.63417042606516" calcext:value-type="float">
            <text:p>2.63417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6107818621322" calcext:value-type="float">
            <text:p>2.16108</text:p>
          </table:table-cell>
          <table:table-cell office:value-type="float" office:value="2.16295719763274" calcext:value-type="float">
            <text:p>2.16296</text:p>
          </table:table-cell>
          <table:table-cell office:value-type="float" office:value="2.88484371092773" calcext:value-type="float">
            <text:p>2.8848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790904344194" calcext:value-type="float">
            <text:p>2.15791</text:p>
          </table:table-cell>
          <table:table-cell office:value-type="float" office:value="2.2416369047619" calcext:value-type="float">
            <text:p>2.24164</text:p>
          </table:table-cell>
          <table:table-cell office:value-type="float" office:value="2.66955513784461" calcext:value-type="float">
            <text:p>2.66956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571525692359" calcext:value-type="float">
            <text:p>2.15715</text:p>
          </table:table-cell>
          <table:table-cell office:value-type="float" office:value="2.30470501751752" calcext:value-type="float">
            <text:p>2.30471</text:p>
          </table:table-cell>
          <table:table-cell office:value-type="float" office:value="3.25626376376376" calcext:value-type="float">
            <text:p>3.2562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508270755111" calcext:value-type="float">
            <text:p>2.15508</text:p>
          </table:table-cell>
          <table:table-cell office:value-type="float" office:value="2.17595306633292" calcext:value-type="float">
            <text:p>2.17595</text:p>
          </table:table-cell>
          <table:table-cell office:value-type="float" office:value="2.97149812265332" calcext:value-type="float">
            <text:p>2.971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605887137137" calcext:value-type="float">
            <text:p>2.14606</text:p>
          </table:table-cell>
          <table:table-cell office:value-type="float" office:value="2.31501094844845" calcext:value-type="float">
            <text:p>2.31501</text:p>
          </table:table-cell>
          <table:table-cell office:value-type="float" office:value="3.23148898898899" calcext:value-type="float">
            <text:p>3.2314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099370203537" calcext:value-type="float">
            <text:p>2.14099</text:p>
          </table:table-cell>
          <table:table-cell office:value-type="float" office:value="2.33016506089423" calcext:value-type="float">
            <text:p>2.33017</text:p>
          </table:table-cell>
          <table:table-cell office:value-type="float" office:value="3.20334834834835" calcext:value-type="float">
            <text:p>3.2033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3843416333" calcext:value-type="float">
            <text:p>2.13843</text:p>
          </table:table-cell>
          <table:table-cell office:value-type="float" office:value="2.33273794627961" calcext:value-type="float">
            <text:p>2.33274</text:p>
          </table:table-cell>
          <table:table-cell office:value-type="float" office:value="3.24631881881882" calcext:value-type="float">
            <text:p>3.2463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0" calcext:value-type="float">
            <text:p>0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1" calcext:value-type="float">
            <text:p>1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0" calcext:value-type="float">
            <text:p>0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17:56.359089788</dc:date>
    <meta:document-statistic meta:table-count="1" meta:cell-count="4640" meta:object-count="0"/>
    <meta:generator>LibreOffice/4.2.8.2$Linux_X86_64 LibreOffice_project/420m0$Build-2</meta:generator>
  </office:meta>
</office:document-meta>
</file>